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0.878in"/>
    </style:style>
    <style:style style:name="co4" style:family="table-column">
      <style:table-column-properties fo:break-before="auto" style:column-width="0.2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1.0791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>
            <text:p>K [kp]</text:p>
          </table:table-cell>
          <table:table-cell office:value-type="string">
            <text:p>l</text:p>
          </table:table-cell>
          <table:table-cell office:value-type="string">
            <text:p><text:s/>n</text:p>
          </table:table-cell>
          <table:table-cell office:value-type="string">
            <text:p><text:s/>f</text:p>
          </table:table-cell>
          <table:table-cell/>
          <table:table-cell office:value-type="string">
            <text:p>mu</text:p>
          </table:table-cell>
          <table:table-cell office:value-type="string">
            <text:p>v</text:p>
          </table:table-cell>
          <table:table-cell office:value-type="string">
            <text:p>K <text:s/>[N]</text:p>
          </table:table-cell>
          <table:table-cell office:value-type="string">
            <text:p>dichte [kg/m^3]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5.5">
            <text:p>55.5</text:p>
          </table:table-cell>
          <table:table-cell/>
          <table:table-cell table:formula="of:=(([.C2]^2)*[.H2])/(4*([.D2]^2))" office:value-type="float" office:value="0.000795929713497281">
            <text:p>0.0007959297</text:p>
          </table:table-cell>
          <table:table-cell table:formula="of:=SQRT([.A2]/[.L8])" office:value-type="float" office:value="33.3856866015123">
            <text:p>33.3856866015</text:p>
          </table:table-cell>
          <table:table-cell table:formula="of:=[.A2]*9.80665" office:value-type="float" office:value="9.80665">
            <text:p>9.80665</text:p>
          </table:table-cell>
          <table:table-cell table:formula="of:=7.86*1000" office:value-type="float" office:value="7860">
            <text:p>7860</text:p>
          </table:table-cell>
          <table:table-cell office:value-type="float" office:value="0.0002">
            <text:p>0.0002</text:p>
          </table:table-cell>
          <table:table-cell table:formula="of:=([.J2]^2)*PI()*[.I2]" office:value-type="float" office:value="0.000987716730288631">
            <text:p>0.0009877167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/>
          <table:table-cell table:formula="of:=(([.C3]^2)*[.H3])/(4*([.D3]^2))" office:value-type="float" office:value="0.000872788358846564">
            <text:p>0.0008727884</text:p>
          </table:table-cell>
          <table:table-cell table:formula="of:=SQRT([.A3]/[.L8])" office:value-type="float" office:value="33.3856866015123">
            <text:p>33.3856866015</text:p>
          </table:table-cell>
          <table:table-cell table:formula="of:=[.A3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6.5">
            <text:p>156.5</text:p>
          </table:table-cell>
          <table:table-cell/>
          <table:table-cell table:formula="of:=(([.C4]^2)*[.H4])/(4*([.D4]^2))" office:value-type="float" office:value="0.000900895691494248">
            <text:p>0.0009008957</text:p>
          </table:table-cell>
          <table:table-cell table:formula="of:=SQRT([.A4]/[.L8])" office:value-type="float" office:value="33.3856866015123">
            <text:p>33.3856866015</text:p>
          </table:table-cell>
          <table:table-cell table:formula="of:=[.A4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/>
          <table:table-cell table:formula="of:=(([.C5]^2)*[.H5])/(4*([.D5]^2))" office:value-type="float" office:value="0.000889492063492063">
            <text:p>0.0008894921</text:p>
          </table:table-cell>
          <table:table-cell table:formula="of:=SQRT([.A5]/[.L$8])" office:value-type="float" office:value="33.3856866015123">
            <text:p>33.3856866015</text:p>
          </table:table-cell>
          <table:table-cell table:formula="of:=[.A5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/>
          <table:table-cell table:formula="of:=(([.C6]^2)*[.H6])/(4*([.D6]^2))" office:value-type="float" office:value="0.000935235023498535">
            <text:p>0.000935235</text:p>
          </table:table-cell>
          <table:table-cell table:formula="of:=SQRT([.A6]/[.L$8])" office:value-type="float" office:value="33.3856866015123">
            <text:p>33.3856866015</text:p>
          </table:table-cell>
          <table:table-cell table:formula="of:=[.A6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3.9">
            <text:p>313.9</text:p>
          </table:table-cell>
          <table:table-cell/>
          <table:table-cell table:formula="of:=(([.C7]^2)*[.H7])/(4*([.D7]^2))" office:value-type="float" office:value="0.00089573708194425">
            <text:p>0.0008957371</text:p>
          </table:table-cell>
          <table:table-cell table:formula="of:=SQRT([.A7]/[.L$8])" office:value-type="float" office:value="33.3856866015123">
            <text:p>33.3856866015</text:p>
          </table:table-cell>
          <table:table-cell table:formula="of:=[.A7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1">
            <text:p>361</text:p>
          </table:table-cell>
          <table:table-cell/>
          <table:table-cell table:formula="of:=(([.C8]^2)*[.H8])/(4*([.D8]^2))" office:value-type="float" office:value="0.00092181200650701">
            <text:p>0.000921812</text:p>
          </table:table-cell>
          <table:table-cell table:formula="of:=SQRT([.A8]/[.L$8])" office:value-type="float" office:value="33.3856866015123">
            <text:p>33.3856866015</text:p>
          </table:table-cell>
          <table:table-cell table:formula="of:=[.A8]*9.80665" office:value-type="float" office:value="9.80665">
            <text:p>9.80665</text:p>
          </table:table-cell>
          <table:table-cell table:number-columns-repeated="2"/>
          <table:table-cell office:value-type="string">
            <text:p>Mittelwert mu:</text:p>
          </table:table-cell>
          <table:table-cell table:formula="of:=AVERAGE([.F2:.F21])" office:value-type="float" office:value="0.000897179569899317">
            <text:p>0.000897179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/>
          <table:table-cell table:formula="of:=(([.C9]^2)*[.H9])/(4*([.D9]^2))" office:value-type="float" office:value="0.000902336548027765">
            <text:p>0.0009023365</text:p>
          </table:table-cell>
          <table:table-cell table:formula="of:=SQRT([.A9]/[.L$8])" office:value-type="float" office:value="33.3856866015123">
            <text:p>33.3856866015</text:p>
          </table:table-cell>
          <table:table-cell table:formula="of:=[.A9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/>
          <table:table-cell table:formula="of:=(([.C10]^2)*[.H10])/(4*([.D10]^2))" office:value-type="float" office:value="0.000906679918639053">
            <text:p>0.0009066799</text:p>
          </table:table-cell>
          <table:table-cell table:formula="of:=SQRT([.A10]/[.L$8])" office:value-type="float" office:value="33.3856866015123">
            <text:p>33.3856866015</text:p>
          </table:table-cell>
          <table:table-cell table:formula="of:=[.A10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31.5">
            <text:p>531.5</text:p>
          </table:table-cell>
          <table:table-cell/>
          <table:table-cell table:formula="of:=(([.C11]^2)*[.H11])/(4*([.D11]^2))" office:value-type="float" office:value="0.000867868941537334">
            <text:p>0.0008678689</text:p>
          </table:table-cell>
          <table:table-cell table:formula="of:=SQRT([.A11]/[.L$8])" office:value-type="float" office:value="33.3856866015123">
            <text:p>33.3856866015</text:p>
          </table:table-cell>
          <table:table-cell table:formula="of:=[.A11]*9.80665" office:value-type="float" office:value="9.80665">
            <text:p>9.8066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5.5">
            <text:p>75.5</text:p>
          </table:table-cell>
          <table:table-cell/>
          <table:table-cell table:formula="of:=(([.C12]^2)*[.H12])/(4*([.D12]^2))" office:value-type="float" office:value="0.00086019472830139">
            <text:p>0.0008601947</text:p>
          </table:table-cell>
          <table:table-cell table:formula="of:=SQRT([.A12]/[.L$8])" office:value-type="float" office:value="47.2144907809965">
            <text:p>47.214490781</text:p>
          </table:table-cell>
          <table:table-cell table:formula="of:=[.A12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9.5">
            <text:p>149.5</text:p>
          </table:table-cell>
          <table:table-cell/>
          <table:table-cell table:formula="of:=(([.C13]^2)*[.H13])/(4*([.D13]^2))" office:value-type="float" office:value="0.00087754275679243">
            <text:p>0.0008775428</text:p>
          </table:table-cell>
          <table:table-cell table:formula="of:=SQRT([.A13]/[.L$8])" office:value-type="float" office:value="47.2144907809965">
            <text:p>47.214490781</text:p>
          </table:table-cell>
          <table:table-cell table:formula="of:=[.A13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1.3">
            <text:p>221.3</text:p>
          </table:table-cell>
          <table:table-cell/>
          <table:table-cell table:formula="of:=(([.C14]^2)*[.H14])/(4*([.D14]^2))" office:value-type="float" office:value="0.000901094546888339">
            <text:p>0.0009010945</text:p>
          </table:table-cell>
          <table:table-cell table:formula="of:=SQRT([.A14]/[.L$8])" office:value-type="float" office:value="47.2144907809965">
            <text:p>47.214490781</text:p>
          </table:table-cell>
          <table:table-cell table:formula="of:=[.A14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3.1">
            <text:p>293.1</text:p>
          </table:table-cell>
          <table:table-cell/>
          <table:table-cell table:formula="of:=(([.C15]^2)*[.H15])/(4*([.D15]^2))" office:value-type="float" office:value="0.000913227594156094">
            <text:p>0.0009132276</text:p>
          </table:table-cell>
          <table:table-cell table:formula="of:=SQRT([.A15]/[.L$8])" office:value-type="float" office:value="47.2144907809965">
            <text:p>47.214490781</text:p>
          </table:table-cell>
          <table:table-cell table:formula="of:=[.A15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7.7">
            <text:p>367.7</text:p>
          </table:table-cell>
          <table:table-cell/>
          <table:table-cell table:formula="of:=(([.C16]^2)*[.H16])/(4*([.D16]^2))" office:value-type="float" office:value="0.000906657855737091">
            <text:p>0.0009066579</text:p>
          </table:table-cell>
          <table:table-cell table:formula="of:=SQRT([.A16]/[.L$8])" office:value-type="float" office:value="47.2144907809965">
            <text:p>47.214490781</text:p>
          </table:table-cell>
          <table:table-cell table:formula="of:=[.A16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9.5">
            <text:p>439.5</text:p>
          </table:table-cell>
          <table:table-cell/>
          <table:table-cell table:formula="of:=(([.C17]^2)*[.H17])/(4*([.D17]^2))" office:value-type="float" office:value="0.000913851064077625">
            <text:p>0.0009138511</text:p>
          </table:table-cell>
          <table:table-cell table:formula="of:=SQRT([.A17]/[.L$8])" office:value-type="float" office:value="47.2144907809965">
            <text:p>47.214490781</text:p>
          </table:table-cell>
          <table:table-cell table:formula="of:=[.A17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11.8">
            <text:p>511.8</text:p>
          </table:table-cell>
          <table:table-cell/>
          <table:table-cell table:formula="of:=(([.C18]^2)*[.H18])/(4*([.D18]^2))" office:value-type="float" office:value="0.000917246782116341">
            <text:p>0.0009172468</text:p>
          </table:table-cell>
          <table:table-cell table:formula="of:=SQRT([.A18]/[.L$8])" office:value-type="float" office:value="47.2144907809965">
            <text:p>47.214490781</text:p>
          </table:table-cell>
          <table:table-cell table:formula="of:=[.A18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87.8">
            <text:p>587.8</text:p>
          </table:table-cell>
          <table:table-cell/>
          <table:table-cell table:formula="of:=(([.C19]^2)*[.H19])/(4*([.D19]^2))" office:value-type="float" office:value="0.000908262723466062">
            <text:p>0.0009082627</text:p>
          </table:table-cell>
          <table:table-cell table:formula="of:=SQRT([.A19]/[.L$8])" office:value-type="float" office:value="47.2144907809965">
            <text:p>47.214490781</text:p>
          </table:table-cell>
          <table:table-cell table:formula="of:=[.A19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52.6">
            <text:p>652.6</text:p>
          </table:table-cell>
          <table:table-cell/>
          <table:table-cell table:formula="of:=(([.C20]^2)*[.H20])/(4*([.D20]^2))" office:value-type="float" office:value="0.000932570256469114">
            <text:p>0.0009325703</text:p>
          </table:table-cell>
          <table:table-cell table:formula="of:=SQRT([.A20]/[.L$8])" office:value-type="float" office:value="47.2144907809965">
            <text:p>47.214490781</text:p>
          </table:table-cell>
          <table:table-cell table:formula="of:=[.A20]*9.80665" office:value-type="float" office:value="19.6133">
            <text:p>19.61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28.4">
            <text:p>728.4</text:p>
          </table:table-cell>
          <table:table-cell/>
          <table:table-cell table:formula="of:=(([.C21]^2)*[.H21])/(4*([.D21]^2))" office:value-type="float" office:value="0.000924167742497756">
            <text:p>0.0009241677</text:p>
          </table:table-cell>
          <table:table-cell table:formula="of:=SQRT([.A21]/[.L$8])" office:value-type="float" office:value="47.2144907809965">
            <text:p>47.214490781</text:p>
          </table:table-cell>
          <table:table-cell table:formula="of:=[.A21]*9.80665" office:value-type="float" office:value="19.6133">
            <text:p>19.6133</text:p>
          </table:table-cell>
          <table:table-cell table:number-columns-repeated="4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CH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5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3-23T15:11:30</dc:date>
    <meta:editing-duration>PT2H2M53S</meta:editing-duration>
    <meta:editing-cycles>10</meta:editing-cycles>
    <meta:document-statistic meta:table-count="1" meta:cell-count="154" meta:object-count="0"/>
  </office:meta>
</office:document-meta>
</file>